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844" officeooo:paragraph-rsid="0005f844"/>
    </style:style>
    <style:style style:name="P2" style:family="paragraph" style:parent-style-name="Standard">
      <style:text-properties officeooo:rsid="00062300" officeooo:paragraph-rsid="00062300"/>
    </style:style>
    <style:style style:name="P3" style:family="paragraph" style:parent-style-name="Standard">
      <style:text-properties officeooo:rsid="000761fb" officeooo:paragraph-rsid="000761fb"/>
    </style:style>
    <style:style style:name="P4" style:family="paragraph" style:parent-style-name="Standard">
      <style:text-properties officeooo:rsid="0009dd07" officeooo:paragraph-rsid="0009dd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-185001084@CCL-19:~$ echo $SHELL</text:p>
      <text:p text:style-name="P1">/bin/bash</text:p>
      <text:p text:style-name="P1">cse-185001084@CCL-19:~$ echo $0</text:p>
      <text:p text:style-name="P1">bash</text:p>
      <text:p text:style-name="P1">cse-185001084@CCL-19:~$ cat /etc/passwd</text:p>
      <text:p text:style-name="P2">cse-185001084@CCL-19:~$ ksh</text:p>
      <text:p text:style-name="P2">The program 'ksh' can be found in the following packages:</text:p>
      <text:p text:style-name="P2"><text:s/>* ksh</text:p>
      <text:p text:style-name="P2"><text:s/>* mksh</text:p>
      <text:p text:style-name="P2">Try: sudo apt install &lt;selected package&gt;</text:p>
      <text:p text:style-name="P2">cse-185001084@CCL-19:~$ sudo apt install ksh</text:p>
      <text:p text:style-name="P2">[sudo] password for cse-185001084: 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additional packages will be installed:</text:p>
      <text:p text:style-name="P2"><text:s text:c="2"/>binfmt-support</text:p>
      <text:p text:style-name="P2">The following NEW packages will be installed:</text:p>
      <text:p text:style-name="P2"><text:s text:c="2"/>binfmt-support ksh</text:p>
      <text:p text:style-name="P2">0 upgraded, 2 newly installed, 0 to remove and 254 not upgraded.</text:p>
      <text:p text:style-name="P2">Need to get 872 kB of archives.</text:p>
      <text:p text:style-name="P2">After this operation, 3,525 kB of additional disk space will be used.</text:p>
      <text:p text:style-name="P2">Do you want to continue? [Y/n] Y</text:p>
      <text:p text:style-name="P2">Get:1 http://in.archive.ubuntu.com/ubuntu xenial/main amd64 binfmt-support amd64 2.1.6-1 [50.7 kB]</text:p>
      <text:p text:style-name="P2">Get:2 http://in.archive.ubuntu.com/ubuntu xenial-updates/universe amd64 ksh amd64 93u+20120801-2ubuntu0.16.04.1 [822 kB]</text:p>
      <text:p text:style-name="P2">Fetched 872 kB in 0s (7,907 kB/s)</text:p>
      <text:p text:style-name="P2">Selecting previously unselected package binfmt-support.</text:p>
      <text:p text:style-name="P2">(Reading database ... 175490 files and directories currently installed.)</text:p>
      <text:p text:style-name="P2">Preparing to unpack .../binfmt-support_2.1.6-1_amd64.deb ...</text:p>
      <text:p text:style-name="P2">Unpacking binfmt-support (2.1.6-1) ...</text:p>
      <text:p text:style-name="P2">Selecting previously unselected package ksh.</text:p>
      <text:p text:style-name="P2">Preparing to unpack .../ksh_93u+20120801-2ubuntu0.16.04.1_amd64.deb ...</text:p>
      <text:p text:style-name="P2">Unpacking ksh (93u+20120801-2ubuntu0.16.04.1) ...</text:p>
      <text:p text:style-name="P2">Processing triggers for systemd (229-4ubuntu21.21) ...</text:p>
      <text:p text:style-name="P2">Processing triggers for ureadahead (0.100.0-19) ...</text:p>
      <text:p text:style-name="P2">ureadahead will be reprofiled on next reboot</text:p>
      <text:p text:style-name="P2">Processing triggers for man-db (2.7.5-1) ...</text:p>
      <text:p text:style-name="P2">Processing triggers for doc-base (0.10.7) ...</text:p>
      <text:p text:style-name="P2">Processing 1 added doc-base file...</text:p>
      <text:p text:style-name="P2">Setting up binfmt-support (2.1.6-1) ...</text:p>
      <text:p text:style-name="P2">Setting up ksh (93u+20120801-2ubuntu0.16.04.1) ...</text:p>
      <text:p text:style-name="P2">update-alternatives: using /bin/ksh93 to provide /bin/ksh (ksh) in auto mode</text:p>
      <text:p text:style-name="P2">Processing triggers for systemd (229-4ubuntu21.21) ...</text:p>
      <text:p text:style-name="P2">Processing triggers for ureadahead (0.100.0-19) ...</text:p>
      <text:p text:style-name="P2">cse-185001084@CCL-19:~$ ksh</text:p>
      <text:p text:style-name="P2">$ exit</text:p>
      <text:p text:style-name="P2">cse-185001084@CCL-19:~$ echo $0</text:p>
      <text:p text:style-name="P2">bash</text:p>
      <text:p text:style-name="P2">cse-185001084@CCL-19:~$ echo $SHELL</text:p>
      <text:p text:style-name="P2">/bin/bash</text:p>
      <text:p text:style-name="P2"><text:soft-page-break/>cse-185001084@CCL-19:~$ bash</text:p>
      <text:p text:style-name="P2">cse-185001084@CCL-19:~$ ksh</text:p>
      <text:p text:style-name="P2">$ echo $0</text:p>
      <text:p text:style-name="P2">ksh</text:p>
      <text:p text:style-name="P2">$ echo $SHELL</text:p>
      <text:p text:style-name="P2">/bin/bash</text:p>
      <text:p text:style-name="P2">$ bash</text:p>
      <text:p text:style-name="P2">cse-185001084@CCL-19:~$ ksh</text:p>
      <text:p text:style-name="P2">$ ksh </text:p>
      <text:p text:style-name="P2">$ echo $0</text:p>
      <text:p text:style-name="P2">ksh</text:p>
      <text:p text:style-name="P2">$ exit</text:p>
      <text:p text:style-name="P2">$ exit</text:p>
      <text:p text:style-name="P2">cse-185001084@CCL-19:~$ echo $0</text:p>
      <text:p text:style-name="P2">bash</text:p>
      <text:p text:style-name="P2">cse-185001084@CCL-19:~$ echo $SHELL</text:p>
      <text:p text:style-name="P2">/bin/bash</text:p>
      <text:p text:style-name="P2">cse-185001084@CCL-19:~$ </text:p>
      <text:p text:style-name="P2"/>
      <text:p text:style-name="P2"/>
      <text:p text:style-name="P2">EXERCISE 2:</text:p>
      <text:p text:style-name="P2"/>
      <text:p text:style-name="P3">cse-185001084@CCL-19:~$ who &gt; file1</text:p>
      <text:p text:style-name="P3">cse-185001084@CCL-19:~$ more file1</text:p>
      <text:p text:style-name="P3">cse-185001084 tty7 <text:s text:c="8"/>2019-07-30 18:37 (:0)</text:p>
      <text:p text:style-name="P3">cse-185001084@CCL-19:~$ date; who &gt; file2</text:p>
      <text:p text:style-name="P3">Tue Jul 30 19:52:00 IST 2019</text:p>
      <text:p text:style-name="P3">cse-185001084@CCL-19:~$ more file2</text:p>
      <text:p text:style-name="P3">cse-185001084 tty7 <text:s text:c="8"/>2019-07-30 18:37 (:0)</text:p>
      <text:p text:style-name="P3">cse-185001084@CCL-19:~$ set -o vi</text:p>
      <text:p text:style-name="P3">cse-185001084@CCL-19:~$ (date | who) &gt; file2</text:p>
      <text:p text:style-name="P3">cse-185001084@CCL-19:~$ date; who &gt; file2</text:p>
      <text:p text:style-name="P3">Tue Jul 30 19:53:43 IST 2019</text:p>
      <text:p text:style-name="P3">cse-185001084@CCL-19:~$ more file2</text:p>
      <text:p text:style-name="P3">cse-185001084 tty7 <text:s text:c="8"/>2019-07-30 18:37 (:0)</text:p>
      <text:p text:style-name="P3">cse-185001084@CCL-19:~$ (date | who) &gt; file3</text:p>
      <text:p text:style-name="P3">cse-185001084@CCL-19:~$ more file3</text:p>
      <text:p text:style-name="P3">cse-185001084 tty7 <text:s text:c="8"/>2019-07-30 18:37 (:0)</text:p>
      <text:p text:style-name="P3">cse-185001084@CCL-19:~$ (date &amp;&amp; who) &gt; file3</text:p>
      <text:p text:style-name="P3">cse-185001084@CCL-19:~$ more file3</text:p>
      <text:p text:style-name="P3">Tue Jul 30 19:54:04 IST 2019</text:p>
      <text:p text:style-name="P3">cse-185001084 tty7 <text:s text:c="8"/>2019-07-30 18:37 (:0)</text:p>
      <text:p text:style-name="P3">cse-185001084@CCL-19:~$ cp file3 file3.bak</text:p>
      <text:p text:style-name="P3">cse-185001084@CCL-19:~$ (bate; who) &amp;&gt; file3</text:p>
      <text:p text:style-name="P3">cse-185001084@CCL-19:~$ more file3</text:p>
      <text:p text:style-name="P3">No command 'bate' found, did you mean:</text:p>
      <text:p text:style-name="P3"><text:s/>Command 'bat' from package 'bareos-bat' (universe)</text:p>
      <text:p text:style-name="P3"><text:s/>Command 'bat' from package 'bacula-console-qt' (uni</text:p>
      <text:p text:style-name="P3">verse)</text:p>
      <text:p text:style-name="P3"><text:s/>Command 'bats' from package 'bats' (universe)</text:p>
      <text:p text:style-name="P3"><text:s/>Command 'kate' from package 'kate' (universe)</text:p>
      <text:p text:style-name="P3"><text:s/>Command 'date' from package 'coreutils' (main)</text:p>
      <text:p text:style-name="P3"><text:soft-page-break/><text:s/>Command 'yate' from package 'yate' (universe)</text:p>
      <text:p text:style-name="P3"><text:s/>Command 'late' from package 'late' (universe)</text:p>
      <text:p text:style-name="P3">bate: command not found</text:p>
      <text:p text:style-name="P3">cse-185001084 tty7 <text:s text:c="8"/>2019-07-30 18:37 (:0)</text:p>
      <text:p text:style-name="P3">cse-185001084@CCL-19:~$ (bate; who) &amp;&gt;&gt; file3</text:p>
      <text:p text:style-name="P3">cse-185001084@CCL-19:~$ more file3</text:p>
      <text:p text:style-name="P3">No command 'bate' found, did you mean:</text:p>
      <text:p text:style-name="P3"><text:s/>Command 'bat' from package 'bareos-bat' (universe)</text:p>
      <text:p text:style-name="P3"><text:s/>Command 'bat' from package 'bacula-console-qt' (uni</text:p>
      <text:p text:style-name="P3">verse)</text:p>
      <text:p text:style-name="P3"><text:s/>Command 'bats' from package 'bats' (universe)</text:p>
      <text:p text:style-name="P3"><text:s/>Command 'kate' from package 'kate' (universe)</text:p>
      <text:p text:style-name="P3"><text:s/>Command 'date' from package 'coreutils' (main)</text:p>
      <text:p text:style-name="P3"><text:s/>Command 'yate' from package 'yate' (universe)</text:p>
      <text:p text:style-name="P3"><text:s/>Command 'late' from package 'late' (universe)</text:p>
      <text:p text:style-name="P3">bate: command not found</text:p>
      <text:p text:style-name="P3">cse-185001084 tty7 <text:s text:c="8"/>2019-07-30 18:37 (:0)</text:p>
      <text:p text:style-name="P3">No command 'bate' found, did you mean:</text:p>
      <text:p text:style-name="P3"><text:s/>Command 'yate' from package 'yate' (universe)</text:p>
      <text:p text:style-name="P3"><text:s/>Command 'late' from package 'late' (universe)</text:p>
      <text:p text:style-name="P3"><text:s/>Command 'date' from package 'coreutils' (main)</text:p>
      <text:p text:style-name="P3"><text:s/>Command 'bats' from package 'bats' (universe)</text:p>
      <text:p text:style-name="P3"><text:s/>Command 'bat' from package 'bacula-console-qt' (uni</text:p>
      <text:p text:style-name="P3">verse)</text:p>
      <text:p text:style-name="P3"><text:s/>Command 'bat' from package 'bareos-bat' (universe)</text:p>
      <text:p text:style-name="P3"><text:s/>Command 'kate' from package 'kate' (universe)</text:p>
      <text:p text:style-name="P3">bate: command not found</text:p>
      <text:p text:style-name="P3">cse-185001084 tty7 <text:s text:c="8"/>2019-07-30 18:37 (:0)</text:p>
      <text:p text:style-name="P3">cse-185001084@CCL-19:~$ (bate; who) 1&gt; file4 2&gt;file5cse-185001084@CCL-19:~$ more file4</text:p>
      <text:p text:style-name="P3">cse-185001084 tty7 <text:s text:c="8"/>2019-07-30 18:37 (:0)</text:p>
      <text:p text:style-name="P3">cse-185001084@CCL-19:~$ more file5</text:p>
      <text:p text:style-name="P3">No command 'bate' found, did you mean:</text:p>
      <text:p text:style-name="P3"><text:s/>Command 'kate' from package 'kate' (universe)</text:p>
      <text:p text:style-name="P3"><text:s/>Command 'yate' from package 'yate' (universe)</text:p>
      <text:p text:style-name="P3"><text:s/>Command 'bat' from package 'bareos-bat' (universe)</text:p>
      <text:p text:style-name="P3"><text:s/>Command 'bat' from package 'bacula-console-qt' (uni</text:p>
      <text:p text:style-name="P3">verse)</text:p>
      <text:p text:style-name="P3"><text:s/>Command 'bats' from package 'bats' (universe)</text:p>
      <text:p text:style-name="P3"><text:s/>Command 'date' from package 'coreutils' (main)</text:p>
      <text:p text:style-name="P3"><text:s/>Command 'late' from package 'late' (universe)</text:p>
      <text:p text:style-name="P3">bate: command not found</text:p>
      <text:p text:style-name="P3">cse-185001084@CCL-19:~$ </text:p>
      <text:p text:style-name="P3"/>
      <text:p text:style-name="P3"/>
      <text:p text:style-name="P3"/>
      <text:p text:style-name="P3">EXERCISE 3</text:p>
      <text:p text:style-name="P4">cse-185001084@CCL-19:~$ </text:p>
      <text:p text:style-name="P4">cse-185001084@CCL-19:~$ ls | tee pr</text:p>
      <text:p text:style-name="P4">another-poem.txt</text:p>
      <text:p text:style-name="P4">ass2.odt</text:p>
      <text:p text:style-name="P4">assignment</text:p>
      <text:p text:style-name="P4">backups</text:p>
      <text:p text:style-name="P4"><text:soft-page-break/>business</text:p>
      <text:p text:style-name="P4">Desktop</text:p>
      <text:p text:style-name="P4">Documents</text:p>
      <text:p text:style-name="P4">Downloads</text:p>
      <text:p text:style-name="P4">ex1.odt</text:p>
      <text:p text:style-name="P4">examples.desktop</text:p>
      <text:p text:style-name="P4">file1</text:p>
      <text:p text:style-name="P4">file2</text:p>
      <text:p text:style-name="P4">file3</text:p>
      <text:p text:style-name="P4">file3.bak</text:p>
      <text:p text:style-name="P4">file4</text:p>
      <text:p text:style-name="P4">file5</text:p>
      <text:p text:style-name="P4">letters</text:p>
      <text:p text:style-name="P4">Music</text:p>
      <text:p text:style-name="P4">myname</text:p>
      <text:p text:style-name="P4">newpoem.txt</text:p>
      <text:p text:style-name="P4">Pictures</text:p>
      <text:p text:style-name="P4">poem.txt</text:p>
      <text:p text:style-name="P4">Public</text:p>
      <text:p text:style-name="P4">reports</text:p>
      <text:p text:style-name="P4">Templates</text:p>
      <text:p text:style-name="P4">Videos</text:p>
      <text:p text:style-name="P4">cse-185001084@CCL-19:~$ ls &gt; file1 | tee pr</text:p>
      <text:p text:style-name="P4">cse-185001084@CCL-19:~$ more file1</text:p>
      <text:p text:style-name="P4">another-poem.txt</text:p>
      <text:p text:style-name="P4">ass2.odt</text:p>
      <text:p text:style-name="P4">assignment</text:p>
      <text:p text:style-name="P4">backups</text:p>
      <text:p text:style-name="P4">business</text:p>
      <text:p text:style-name="P4">Desktop</text:p>
      <text:p text:style-name="P4">Documents</text:p>
      <text:p text:style-name="P4">Downloads</text:p>
      <text:p text:style-name="P4">ex1.odt</text:p>
      <text:p text:style-name="P4">examples.desktop</text:p>
      <text:p text:style-name="P4">file1</text:p>
      <text:p text:style-name="P4">file2</text:p>
      <text:p text:style-name="P4">file3</text:p>
      <text:p text:style-name="P4">file3.bak</text:p>
      <text:p text:style-name="P4">file4</text:p>
      <text:p text:style-name="P4">file5</text:p>
      <text:p text:style-name="P4">letters</text:p>
      <text:p text:style-name="P4">Music</text:p>
      <text:p text:style-name="P4">myname</text:p>
      <text:p text:style-name="P4">newpoem.txt</text:p>
      <text:p text:style-name="P4">Pictures</text:p>
      <text:p text:style-name="P4">poem.txt</text:p>
      <text:p text:style-name="P4">pr</text:p>
      <text:p text:style-name="P4">Public</text:p>
      <text:p text:style-name="P4">reports</text:p>
      <text:p text:style-name="P4">Templates</text:p>
      <text:p text:style-name="P4">Videos</text:p>
      <text:p text:style-name="P4">cse-185001084@CCL-19:~$ more pr</text:p>
      <text:p text:style-name="P4"><text:soft-page-break/>cse-185001084@CCL-19:~$ ls &gt; (file1 &amp;&amp; pr)</text:p>
      <text:p text:style-name="P4">bash: syntax error near unexpected token `('</text:p>
      <text:p text:style-name="P4">cse-185001084@CCL-19:~$ ls &gt; file1 &gt; pr</text:p>
      <text:p text:style-name="P4">cse-185001084@CCL-19:~$ more pr</text:p>
      <text:p text:style-name="P4">another-poem.txt</text:p>
      <text:p text:style-name="P4">ass2.odt</text:p>
      <text:p text:style-name="P4">assignment</text:p>
      <text:p text:style-name="P4">backups</text:p>
      <text:p text:style-name="P4">business</text:p>
      <text:p text:style-name="P4">Desktop</text:p>
      <text:p text:style-name="P4">Documents</text:p>
      <text:p text:style-name="P4">Downloads</text:p>
      <text:p text:style-name="P4">ex1.odt</text:p>
      <text:p text:style-name="P4">examples.desktop</text:p>
      <text:p text:style-name="P4">file1</text:p>
      <text:p text:style-name="P4">file2</text:p>
      <text:p text:style-name="P4">file3</text:p>
      <text:p text:style-name="P4">file3.bak</text:p>
      <text:p text:style-name="P4">file4</text:p>
      <text:p text:style-name="P4">file5</text:p>
      <text:p text:style-name="P4">letters</text:p>
      <text:p text:style-name="P4">Music</text:p>
      <text:p text:style-name="P4">myname</text:p>
      <text:p text:style-name="P4">newpoem.txt</text:p>
      <text:p text:style-name="P4">Pictures</text:p>
      <text:p text:style-name="P4">poem.txt</text:p>
      <text:p text:style-name="P4">pr</text:p>
      <text:p text:style-name="P4">Public</text:p>
      <text:p text:style-name="P4">reports</text:p>
      <text:p text:style-name="P4">Templates</text:p>
      <text:p text:style-name="P4">Videos</text:p>
      <text:p text:style-name="P4">cse-185001084@CCL-19:~$ more file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8:48:30.880490260</meta:creation-date>
    <dc:date>2019-07-30T20:18:47.419195565</dc:date>
    <meta:editing-duration>PT9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232" meta:word-count="775" meta:character-count="6216" meta:non-whitespace-character-count="5555"/>
  </office:meta>
</office:document-meta>
</file>